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style="italic" style:font-style-asian="italic" style:font-style-complex="italic"/>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office:automatic-styles>
  <office:body>
    <office:text>
      <text:h text:style-name="Heading_20_1" text:outline-level="1">ORBOT AND ORWEB TOOL GUIDE</text:h>
      <text:p text:style-name="First_20_paragraph">Orbot &amp; Orweb Tool Guide<text:line-break/>Circumvention and anonymity online for Android ----------------------------------------------</text:p>
      <text:p text:style-name="Text_20_body"><text:span text:style-name="T1">Lesson</text:span><text:span text:style-name="T2"> </text:span><text:span text:style-name="T3">to</text:span><text:span text:style-name="T4"> </text:span><text:span text:style-name="T5">read:</text:span><text:span text:style-name="T6"> </text:span><text:a xlink:type="simple" xlink:href="umbrella://lesson/the-internet" office:name=""><text:span text:style-name="Definition"><text:span text:style-name="T7">The</text:span><text:span text:style-name="T8"> </text:span><text:span text:style-name="T9">Internet</text:span></text:span></text:a></text:p>
      <text:p text:style-name="Text_20_body"><text:span text:style-name="T10">Download</text:span><text:span text:style-name="T11"> </text:span><text:span text:style-name="T12">Location: </text:span><text:line-break/>? Orbot: <text:a xlink:type="simple" xlink:href="https://guardianproject.info/apps/" office:name=""><text:span text:style-name="Definition">https://guardianproject.info/apps/</text:span></text:a> or from <text:a xlink:type="simple" xlink:href="https://play.google.com/store/apps/details?id=org.torproject.android" office:name=""><text:span text:style-name="Definition">Google Play</text:span></text:a><text:line-break/>? Orweb: <text:a xlink:type="simple" xlink:href="https://guardianproject.info/apps/" office:name=""><text:span text:style-name="Definition">https://guardianproject.info/apps/</text:span></text:a> or from <text:a xlink:type="simple" xlink:href="https://market.android.com/details?id=info.guardianproject.browser" office:name=""><text:span text:style-name="Definition">Google Play</text:span></text:a><text:line-break/><text:span text:style-name="T13">Phone</text:span><text:span text:style-name="T14"> </text:span><text:span text:style-name="T15">requirements:</text:span><text:line-break/>? Android 2.3 and up (Android 1.6 and up for Orweb)<text:line-break/><text:span text:style-name="T16">Version</text:span><text:span text:style-name="T17"> </text:span><text:span text:style-name="T18">used</text:span><text:span text:style-name="T19"> </text:span><text:span text:style-name="T20">in</text:span><text:span text:style-name="T21"> </text:span><text:span text:style-name="T22">this</text:span><text:span text:style-name="T23"> </text:span><text:span text:style-name="T24">guide: </text:span><text:line-break/>? Orbot: 14.0.4.3<text:line-break/>? Orweb: 0.6.1<text:line-break/><text:span text:style-name="T25">License: </text:span><text:line-break/>? Orbot: Freeware ? BSD<text:line-break/>? Orweb: Free and Open Source Software (GPL v3)<text:line-break/><text:span text:style-name="T26">Level:</text:span> Advanced<text:line-break/><text:span text:style-name="T27">Time</text:span><text:span text:style-name="T28"> </text:span><text:span text:style-name="T29">required:</text:span> 30-40 minutes</text:p>
      <text:p text:style-name="Text_20_body"><text:span text:style-name="T30">Using</text:span><text:span text:style-name="T31"> </text:span><text:span text:style-name="T32">Orbot</text:span><text:span text:style-name="T33"> </text:span><text:span text:style-name="T34">&amp;</text:span><text:span text:style-name="T35"> </text:span><text:span text:style-name="T36">Orweb</text:span><text:span text:style-name="T37"> </text:span><text:span text:style-name="T38">combined</text:span><text:span text:style-name="T39"> </text:span><text:span text:style-name="T40">will</text:span><text:span text:style-name="T41"> </text:span><text:span text:style-name="T42">give</text:span><text:span text:style-name="T43"> </text:span><text:span text:style-name="T44">you:</text:span><text:line-break/>? The ability to conceal your digital identity from the websites that you visit.<text:line-break/>? The ability to conceal the websites you visit from Internet Service Providers (ISPs) and other surveillance mechanisms.<text:line-break/>? The ability to bypass Internet censorship and filtering rules.</text:p>
      <text:p text:style-name="Text_20_body"><text:span text:style-name="T45">ORBOT</text:span></text:p>
      <text:h text:style-name="Heading_20_3" text:outline-level="3">1.1 Things you should know about this tool before you start</text:h>
      <text:p text:style-name="First_20_paragraph">Orbot provides Android devices with access to the Tor Network. Form more information see the <text:a xlink:type="simple" xlink:href="umbrella://lesson/the-internet" office:name=""><text:span text:style-name="Definition"><text:span text:style-name="T46">Internet</text:span><text:span text:style-name="T47"> </text:span><text:span text:style-name="T48">lesson</text:span></text:span></text:a></text:p>
      <text:h text:style-name="Heading_20_3" text:outline-level="3">2.0 How to Install Orbot</text:h>
      <text:p text:style-name="First_20_paragraph"><text:span text:style-name="T49">Step</text:span><text:span text:style-name="T50"> </text:span><text:span text:style-name="T51">1:</text:span> On your Android device, download and install the app from the <text:a xlink:type="simple" xlink:href="https://play.google.com/store/apps/details?id=org.torproject.android" office:name=""><text:span text:style-name="Definition">Google Play store here</text:span></text:a>.</text:p>
      <text:p text:style-name="Text_20_body"> </text:p>
      <text:p text:style-name="Text_20_body"><text:span text:style-name="T52">Step</text:span><text:span text:style-name="T53"> </text:span><text:span text:style-name="T54">2:</text:span> Before the installation process begins, you will be prompted to review the access the application will have on your phone. Review this carefully. Once you are happy with the permissions that will be granted, press ?Accept? and the installation will complete. If you do not agree with the permissions that will be granted, press the back button and the installation will be cancelled.</text:p>
      <text:h text:style-name="Heading_20_3" text:outline-level="3">2.1 How to Configure Orbot</text:h>
      <text:p text:style-name="First_20_paragraph">Using Orbot for the first time</text:p>
      <text:p text:style-name="Text_20_body"><text:span text:style-name="T55">Step</text:span><text:span text:style-name="T56"> </text:span><text:span text:style-name="T57">1:</text:span> To open Orbot you tap the application's icon.</text:p>
      <text:p text:style-name="Text_20_body"><text:span text:style-name="T58">Step</text:span><text:span text:style-name="T59"> </text:span><text:span text:style-name="T60">2:</text:span> Tap the language that you want and then tap ?Next?.</text:p>
      <text:p text:style-name="Text_20_body"><text:span text:style-name="T61">Step</text:span><text:span text:style-name="T62"> </text:span><text:span text:style-name="T63">3:</text:span> A configuration wizard will appear with a description of Orbot. Read it and tap ?Next?.</text:p>
      <text:p text:style-name="Text_20_body"><text:span text:style-name="T64">Step</text:span><text:span text:style-name="T65"> </text:span><text:span text:style-name="T66">4:</text:span> You will then be presented with a warning screen. Once you have read this and understand the requirements tap ?Next?.</text:p>
      <text:p text:style-name="Text_20_body"><text:span text:style-name="T67">Step</text:span><text:span text:style-name="T68"> </text:span><text:span text:style-name="T69">5:</text:span> A screen will appear asking you to grant Orbot Superuser access. Superuser access requires that your device is rooted if you want to make use of Orbot's Transparent Proxy features - we will not explore this feature in the Orbot guide. (For information about rooting your phone, see the <text:a xlink:type="simple" xlink:href="umbrella://lesson/mobile-phones" office:name=""><text:span text:style-name="Definition"><text:span text:style-name="T70">Mobile</text:span><text:span text:style-name="T71"> </text:span><text:span text:style-name="T72">Phones,</text:span><text:span text:style-name="T73"> </text:span><text:span text:style-name="T74">Expert</text:span><text:span text:style-name="T75"> </text:span><text:span text:style-name="T76">lesson</text:span></text:span></text:a>.)</text:p>
      <text:p text:style-name="Text_20_body">If your smartphone is not rooted, just tick the option that states <text:span text:style-name="T77">I</text:span><text:span text:style-name="T78"> </text:span><text:span text:style-name="T79">understand</text:span><text:span text:style-name="T80"> </text:span><text:span text:style-name="T81">and</text:span><text:span text:style-name="T82"> </text:span><text:span text:style-name="T83">would</text:span><text:span text:style-name="T84"> </text:span><text:span text:style-name="T85">like</text:span><text:span text:style-name="T86"> </text:span><text:span text:style-name="T87">to</text:span><text:span text:style-name="T88"> </text:span><text:span text:style-name="T89">continue</text:span><text:span text:style-name="T90"> </text:span><text:span text:style-name="T91">without</text:span><text:span text:style-name="T92"> </text:span><text:span text:style-name="T93">Superuser</text:span>. The next screen explains in order for you to benefit from Tor, you will need to use apps built to work with Orbot, or that support HTTP or SOCKS proxy.</text:p>
      <text:p text:style-name="Text_20_body"><text:span text:style-name="T94">Step</text:span><text:span text:style-name="T95"> </text:span><text:span text:style-name="T96">6:</text:span> A list of applications that work with Orbot will appear. Take note of them and tap ?Next?.</text:p>
      <text:p text:style-name="Text_20_body"><text:span text:style-name="T97">Step</text:span><text:span text:style-name="T98"> </text:span><text:span text:style-name="T99">7:</text:span> Orbot configuration is now complete. A final screen describing the typical users of Tor and Orbot will appear, once you have read this tap ?Finish?.</text:p>
      <text:p text:style-name="Text_20_body"><text:span text:style-name="T100">Step</text:span><text:span text:style-name="T101"> </text:span><text:span text:style-name="T102">8:</text:span> After pressing ?Finish? you will be presented with the deactivated Orbot screen.</text:p>
      <text:h text:style-name="Heading_20_3" text:outline-level="3">3.0 Basic Usage</text:h>
      <text:h text:style-name="Heading_20_3" text:outline-level="3">3.0.1 Starting and Stopping Orbot</text:h>
      <text:p text:style-name="First_20_paragraph"><text:span text:style-name="T103">Step</text:span><text:span text:style-name="T104"> </text:span><text:span text:style-name="T105">1:</text:span> Touch and hold the grey Orbot icon in the centre of the screen until it turns yellow and says <text:span text:style-name="T106">Orbot</text:span><text:span text:style-name="T107"> </text:span><text:span text:style-name="T108">is</text:span><text:span text:style-name="T109"> </text:span><text:span text:style-name="T110">starting</text:span>.</text:p>
      <text:p text:style-name="Text_20_body"><text:span text:style-name="T111">Step</text:span><text:span text:style-name="T112"> </text:span><text:span text:style-name="T113">2:</text:span> The first time you start Orbot a notification will appear to confirm you connected successfully to the Tor network. You will only see the notification screen the first time you start Orbot after installation. Tap ?OK? to see the green Orbot indication that Orbot is running.</text:p>
      <text:p text:style-name="Text_20_body"><text:span text:style-name="T114"> Step</text:span><text:span text:style-name="T115"> </text:span><text:span text:style-name="T116">3:</text:span> To disconnect Orbot you touch and hold the green Orbot until it turns grey. Or if you want to disconnect and quit Orbot, tap the menu icon (three vertical dots in the top right of the screen) in the top right of the screen and select ?Exit?.</text:p>
      <text:h text:style-name="Heading_20_3" text:outline-level="3">3.0.2 Browsing the internet anonymously</text:h>
      <text:p text:style-name="First_20_paragraph">In order to browse or chat on the internet anonymously, you need to install an app which can route your browsing through a proxy in conjunction with Orbot. This is what Orbweb, the tool outlined below will do for you.</text:p>
      <text:h text:style-name="Heading_20_3" text:outline-level="3">3.1 Advanced Usage</text:h>
      <text:h text:style-name="Heading_20_3" text:outline-level="3">3.1.1 New Identity</text:h>
      <text:p text:style-name="First_20_paragraph">If at any stage you want to appear to come from a new location, you can get a <text:span text:style-name="T117">new</text:span><text:span text:style-name="T118"> </text:span><text:span text:style-name="T119">identity</text:span> from Orbot by swiping <text:span text:style-name="T120">left</text:span> or <text:span text:style-name="T121">right</text:span> on the green Orbot image. The image will briefly spin and then display <text:span text:style-name="T122">You've</text:span><text:span text:style-name="T123"> </text:span><text:span text:style-name="T124">switched</text:span><text:span text:style-name="T125"> </text:span><text:span text:style-name="T126">to</text:span><text:span text:style-name="T127"> </text:span><text:span text:style-name="T128">a</text:span><text:span text:style-name="T129"> </text:span><text:span text:style-name="T130">new</text:span><text:span text:style-name="T131"> </text:span><text:span text:style-name="T132">Tor</text:span><text:span text:style-name="T133"> </text:span><text:span text:style-name="T134">Identity</text:span>.</text:p>
      <text:h text:style-name="Heading_20_3" text:outline-level="3">3.1.2 Using Bridges</text:h>
      <text:p text:style-name="First_20_paragraph">If Tor access is restricted or illegal in your country, or you wish to disguise the fact that you are using Tor, you can configure Orbot to use bridges.</text:p>
      <text:p text:style-name="Text_20_body"><text:span text:style-name="T135">Step</text:span><text:span text:style-name="T136"> </text:span><text:span text:style-name="T137">1:</text:span> Tap the icon with three staggered dots at the top of the screen to be brought to the settings screen.</text:p>
      <text:p text:style-name="Text_20_body"><text:span text:style-name="T138">Step</text:span><text:span text:style-name="T139"> </text:span><text:span text:style-name="T140">2:</text:span> Scroll down to the bridges section and check the box next to Use Bridges.</text:p>
      <text:p text:style-name="Text_20_body"><text:span text:style-name="T141">Step</text:span><text:span text:style-name="T142"> </text:span><text:span text:style-name="T143">3:</text:span> Tap the Bridges section underneath <text:span text:style-name="T144">Use</text:span><text:span text:style-name="T145"> </text:span><text:span text:style-name="T146">Bridges</text:span> to be presented with a screen to enter the <text:span text:style-name="T147">IP</text:span><text:span text:style-name="T148"> </text:span><text:span text:style-name="T149">address</text:span> of the <text:span text:style-name="T150">bridge</text:span> you want to use. Once correctly entered, tap ?OK?. Restart Orbot to begin using the <text:span text:style-name="T151">bridge</text:span>.</text:p>
      <text:h text:style-name="Heading_20_3" text:outline-level="3">3.1.3 Auto Starting Orbot</text:h>
      <text:p text:style-name="First_20_paragraph">To make sure you never forget to start Orbot it can be configured to start when you turn on your Android Device.</text:p>
      <text:p text:style-name="Text_20_body"><text:span text:style-name="T152">Step</text:span><text:span text:style-name="T153"> </text:span><text:span text:style-name="T154">1:</text:span> Tap the icon with three staggered dots at the top of the screen to be brought to the settings screen.</text:p>
      <text:p text:style-name="Text_20_body"><text:span text:style-name="T155">Step</text:span><text:span text:style-name="T156"> </text:span><text:span text:style-name="T157">2:</text:span> Check the <text:span text:style-name="T158">Start</text:span><text:span text:style-name="T159"> </text:span><text:span text:style-name="T160">Orbot</text:span> on boot option at the top of the settings screen.</text:p>
      <text:p text:style-name="Text_20_body"><text:span text:style-name="T161">ORWEB</text:span></text:p>
      <text:h text:style-name="Heading_20_3" text:outline-level="3">1.1 Things you should know about this tool before you start</text:h>
      <text:p text:style-name="First_20_paragraph">Orweb is a free Android-platform mobile phone application, created by the Guardian Project for browsing the internet anonymously in conjunction with Orbot.</text:p>
      <text:p text:style-name="Text_20_body"><text:span text:style-name="T162">Note:</text:span> There is a bug in the current version of Orweb (0.6.1 and older) that may leak information about you, such as your IP address, to the website owners if you are viewing HTML5 based videos. Orweb will still allow you to circumvent censorship and prevent you from being spied on by your Internet Service Provider (ISP) but we do not recommend itto be used to view sites that may be considered hostile. For more information on the issue see the developers' response.</text:p>
      <text:p text:style-name="Text_20_body">Orweb will only work properly after installing and configuring Orbot.</text:p>
      <text:p text:style-name="Text_20_body">Remember, if you previously created a mail or blog without using Orweb, the site will still know your real location even if you return using Orweb.</text:p>
      <text:p text:style-name="Text_20_body">If you want stronger anonymity while using Orweb other steps need to be taken including:</text:p>
      <text:p text:style-name="Text_20_body">? Never access accounts made in your real name<text:line-break/>? Never give your personal data<text:line-break/>? Never do the same things that you do when not trying to be anonymous.</text:p>
      <text:p text:style-name="Text_20_body">For an alternative that works with iOS on iPhones, use <text:a xlink:type="simple" xlink:href="https://mike.tig.as/onionbrowser/" office:name=""><text:span text:style-name="Definition">OnionBrowser</text:span></text:a>.</text:p>
      <text:h text:style-name="Heading_20_3" text:outline-level="3">2.0 How to Install Orweb</text:h>
      <text:p text:style-name="First_20_paragraph"><text:span text:style-name="T163">Step</text:span><text:span text:style-name="T164"> </text:span><text:span text:style-name="T165">1:</text:span> On your Android device, download and install the app from the <text:a xlink:type="simple" xlink:href="https://play.google.com/store/apps/details?id=info.guardianproject.browser" office:name=""><text:span text:style-name="Definition">Google Play store here</text:span></text:a> by tapping ?Install?.</text:p>
      <text:p text:style-name="Text_20_body"><text:span text:style-name="T166">Step</text:span><text:span text:style-name="T167"> </text:span><text:span text:style-name="T168">2:</text:span> Before the installation process begins, you will be prompted to review the access the application will have on your phone. Review this carefully. Once you are happy with the permissions that will be granted, press ?Accept? to start the installation. If you do not agree with the permissions that will be granted, press the back button and the installation will be cancelled.</text:p>
      <text:p text:style-name="Text_20_body"><text:span text:style-name="T169">Step</text:span><text:span text:style-name="T170"> </text:span><text:span text:style-name="T171">3:</text:span> Once Orweb downloads and installation has completed, you can press ?Open? to start the application.</text:p>
      <text:h text:style-name="Heading_20_3" text:outline-level="3">3.0 Basic Usage</text:h>
      <text:p text:style-name="First_20_paragraph"><text:span text:style-name="T172">Using</text:span><text:span text:style-name="T173"> </text:span><text:span text:style-name="T174">Orweb</text:span><text:span text:style-name="T175"> </text:span><text:span text:style-name="T176">for</text:span><text:span text:style-name="T177"> </text:span><text:span text:style-name="T178">the</text:span><text:span text:style-name="T179"> </text:span><text:span text:style-name="T180">first</text:span><text:span text:style-name="T181"> </text:span><text:span text:style-name="T182">time</text:span></text:p>
      <text:p text:style-name="Text_20_body"><text:span text:style-name="T183">Step</text:span><text:span text:style-name="T184"> </text:span><text:span text:style-name="T185">1:</text:span> To open Orweb you tap the application's icon.</text:p>
      <text:p text:style-name="Text_20_body"><text:span text:style-name="T186">Step</text:span><text:span text:style-name="T187"> </text:span><text:span text:style-name="T188">2:</text:span> Orweb will launch and automatically try to connect to <text:span text:style-name="T189">https://check.torproject.org</text:span>, to ensure that its connection to the Tor network is working. If it can connect, you will see a message telling you that your <text:span text:style-name="T190">browser</text:span><text:span text:style-name="T191"> </text:span><text:span text:style-name="T192">is</text:span><text:span text:style-name="T193"> </text:span><text:span text:style-name="T194">configured</text:span><text:span text:style-name="T195"> </text:span><text:span text:style-name="T196">to</text:span><text:span text:style-name="T197"> </text:span><text:span text:style-name="T198">use</text:span><text:span text:style-name="T199"> </text:span><text:span text:style-name="T200">Tor</text:span>. If Orweb cannot connect to the website you will see an error message in the browser. If this happens, it is suggested that you check that Orbot is installed and running corectly on your android device if this happens.</text:p>
      <text:p text:style-name="Text_20_body"><text:span text:style-name="T201"> Step</text:span><text:span text:style-name="T202"> </text:span><text:span text:style-name="T203">3:</text:span> To browse to websites, tap the area at the top of the screen to the right of the Orweb icon and type in the address you want to visit. Press ?Go? on the onscreen keypad.</text:p>
      <text:h text:style-name="Heading_20_3" text:outline-level="3"> 3.1 Advanced Usage</text:h>
      <text:h text:style-name="Heading_20_3" text:outline-level="3">3.1.1 Change User Agent</text:h>
      <text:p text:style-name="First_20_paragraph">If you want to hide the type of device that you are using from the websites you visit, Orweb can be configured to pretend to be a number of different devices.</text:p>
      <text:p text:style-name="Text_20_body"><text:span text:style-name="T204">Step</text:span><text:span text:style-name="T205"> </text:span><text:span text:style-name="T206">1:</text:span> Tap on the menu icon (three vertical dots) found in the top right of the screen and tap ?Settings?.</text:p>
      <text:p text:style-name="Text_20_body"><text:span text:style-name="T207">Step</text:span><text:span text:style-name="T208"> </text:span><text:span text:style-name="T209">2:</text:span> Once in the <text:span text:style-name="T210">settings</text:span> section, scroll down to the Privacy section and tap ?User Agent?.</text:p>
      <text:p text:style-name="Text_20_body"><text:span text:style-name="T211">Step</text:span><text:span text:style-name="T212"> </text:span><text:span text:style-name="T213">3:</text:span> You will be presented with a list of <text:span text:style-name="T214">User</text:span><text:span text:style-name="T215"> </text:span><text:span text:style-name="T216">Agents</text:span>. Tap your choice (e.g. Tap <text:span text:style-name="T217">iPhone</text:span> to set it. Now any time you visit a website, it will think you are using an <text:span text:style-name="T218">iPhone</text:span>).</text:p>
      <text:h text:style-name="Heading_20_3" text:outline-level="3">3.1.2 Clear Browsing History</text:h>
      <text:h text:style-name="Heading_20_3" text:outline-level="3">3.1.2.1 Manually</text:h>
      <text:p text:style-name="First_20_paragraph">To manually clear your browsing history and cache, and to hide the websites you have been visiting on your phone, tap on the menu icon (three vertical dots) and press ?Clear History/Cache?.</text:p>
      <text:h text:style-name="Heading_20_3" text:outline-level="3">3.1.2.2 Automatically</text:h>
      <text:p text:style-name="First_20_paragraph">To automatically remove your browsing history and cache as you go to a new page:</text:p>
      <text:p text:style-name="Text_20_body"><text:span text:style-name="T219">Step</text:span><text:span text:style-name="T220"> </text:span><text:span text:style-name="T221">1:</text:span> Tap on the menu icon (three vertical dots) followed by ?Settings?.</text:p>
      <text:p text:style-name="Text_20_body"><text:span text:style-name="T222">Step</text:span><text:span text:style-name="T223"> </text:span><text:span text:style-name="T224">2:</text:span> In the settings screen, scroll down and tap <text:span text:style-name="T225">Clear</text:span><text:span text:style-name="T226"> </text:span><text:span text:style-name="T227">Back</text:span><text:span text:style-name="T228"> </text:span><text:span text:style-name="T229">History</text:span>.</text:p>
      <text:p text:style-name="Text_20_body"><text:span text:style-name="T230">Note:</text:span> When you set this, you will not be able to press the back button to view web pages you have already visited.</text:p>
      <text:h text:style-name="Heading_20_3" text:outline-level="3">3.1.3 Clearing Cookies</text:h>
      <text:p text:style-name="First_20_paragraph"><text:span text:style-name="T231">Note:</text:span> Deleting cookies will sign you out of any websites that you were logged into.</text:p>
      <text:p text:style-name="Text_20_body"><text:span text:style-name="T232">Step</text:span><text:span text:style-name="T233"> </text:span><text:span text:style-name="T234">1:</text:span> Tap on the menu icon (three vertical dots) found in the top right of the screen and tap ?Settings?.</text:p>
      <text:p text:style-name="Text_20_body"><text:span text:style-name="T235">Step</text:span><text:span text:style-name="T236"> </text:span><text:span text:style-name="T237">2:</text:span> Scroll down to the Cookies section and press ?Clear cookie data?.</text:p>
      <text:p text:style-name="Text_20_body"><text:span text:style-name="T238">Step</text:span><text:span text:style-name="T239"> </text:span><text:span text:style-name="T240">3:</text:span> Tap ?OK? to confirm the deleting of cook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